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00.0039902" calcext:value-type="float">
            <text:p>100,0039902</text:p>
          </table:table-cell>
          <table:table-cell office:value-type="float" office:value="7.112538633E-027" calcext:value-type="float">
            <text:p>7,11E-027</text:p>
          </table:table-cell>
          <table:table-cell office:value-type="float" office:value="4.481344223" calcext:value-type="float">
            <text:p>4,481344223</text:p>
          </table:table-cell>
          <table:table-cell table:style-name="ce2" table:formula="of:=([.E3]-[.E2])/[.E2]" office:value-type="float" office:value="0.00225212012352685" calcext:value-type="float">
            <text:p>0,00225212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072" calcext:value-type="float">
            <text:p>149072</text:p>
          </table:table-cell>
          <table:table-cell office:value-type="float" office:value="99.57788849" calcext:value-type="float">
            <text:p>99,57788849</text:p>
          </table:table-cell>
          <table:table-cell office:value-type="float" office:value="1.379567948E-020" calcext:value-type="float">
            <text:p>1,38E-020</text:p>
          </table:table-cell>
          <table:table-cell office:value-type="float" office:value="3.078408957" calcext:value-type="float">
            <text:p>3,07840895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072" calcext:value-type="float">
            <text:p>149072</text:p>
          </table:table-cell>
          <table:table-cell office:value-type="float" office:value="116.5263596" calcext:value-type="float">
            <text:p>116,5263596</text:p>
          </table:table-cell>
          <table:table-cell office:value-type="float" office:value="8.652898089E-021" calcext:value-type="float">
            <text:p>8,65E-021</text:p>
          </table:table-cell>
          <table:table-cell office:value-type="float" office:value="3.08248806" calcext:value-type="float">
            <text:p>3,08248806</text:p>
          </table:table-cell>
          <table:table-cell table:formula="of:=([.E5]-[.E4])/[.E4]" office:value-type="float" office:value="0.00132506858477154" calcext:value-type="float">
            <text:p>0,001325068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1036" calcext:value-type="float">
            <text:p>151036</text:p>
          </table:table-cell>
          <table:table-cell office:value-type="float" office:value="177.3452911" calcext:value-type="float">
            <text:p>177,3452911</text:p>
          </table:table-cell>
          <table:table-cell office:value-type="float" office:value="2.729905298E-018" calcext:value-type="float">
            <text:p>2,73E-018</text:p>
          </table:table-cell>
          <table:table-cell office:value-type="float" office:value="2.474232674" calcext:value-type="float">
            <text:p>2,47423267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1036" calcext:value-type="float">
            <text:p>151036</text:p>
          </table:table-cell>
          <table:table-cell office:value-type="float" office:value="233.256485" calcext:value-type="float">
            <text:p>233,256485</text:p>
          </table:table-cell>
          <table:table-cell office:value-type="float" office:value="3.287058383E-018" calcext:value-type="float">
            <text:p>3,29E-018</text:p>
          </table:table-cell>
          <table:table-cell office:value-type="float" office:value="2.477482557" calcext:value-type="float">
            <text:p>2,477482557</text:p>
          </table:table-cell>
          <table:table-cell table:style-name="ce3" table:formula="of:=([.E7]-[.E6])/[.E6]" office:value-type="float" office:value="0.00131349126302907" calcext:value-type="float">
            <text:p>0,00131349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2293" calcext:value-type="float">
            <text:p>152293</text:p>
          </table:table-cell>
          <table:table-cell office:value-type="float" office:value="280.5083008" calcext:value-type="float">
            <text:p>280,5083008</text:p>
          </table:table-cell>
          <table:table-cell office:value-type="float" office:value="4.63520061E-015" calcext:value-type="float">
            <text:p>4,64E-015</text:p>
          </table:table-cell>
          <table:table-cell office:value-type="float" office:value="2.106683969" calcext:value-type="float">
            <text:p>2,10668396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2293" calcext:value-type="float">
            <text:p>152293</text:p>
          </table:table-cell>
          <table:table-cell office:value-type="float" office:value="307.3267822" calcext:value-type="float">
            <text:p>307,3267822</text:p>
          </table:table-cell>
          <table:table-cell office:value-type="float" office:value="1.746028719E-015" calcext:value-type="float">
            <text:p>1,75E-015</text:p>
          </table:table-cell>
          <table:table-cell office:value-type="float" office:value="2.108440399" calcext:value-type="float">
            <text:p>2,108440399</text:p>
          </table:table-cell>
          <table:table-cell table:style-name="ce3" table:formula="of:=([.E9]-[.E8])/[.E8]" office:value-type="float" office:value="0.000833741570091152" calcext:value-type="float">
            <text:p>0,00083374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3100" calcext:value-type="float">
            <text:p>153100</text:p>
          </table:table-cell>
          <table:table-cell office:value-type="float" office:value="425.0770874" calcext:value-type="float">
            <text:p>425,0770874</text:p>
          </table:table-cell>
          <table:table-cell office:value-type="float" office:value="0.0000000000001720607841" calcext:value-type="float">
            <text:p>1,72E-013</text:p>
          </table:table-cell>
          <table:table-cell office:value-type="float" office:value="1.853530765" calcext:value-type="float">
            <text:p>1,85353076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3100" calcext:value-type="float">
            <text:p>153100</text:p>
          </table:table-cell>
          <table:table-cell office:value-type="float" office:value="454.4803162" calcext:value-type="float">
            <text:p>454,4803162</text:p>
          </table:table-cell>
          <table:table-cell office:value-type="float" office:value="0.00000000000007117846893" calcext:value-type="float">
            <text:p>7,12E-014</text:p>
          </table:table-cell>
          <table:table-cell office:value-type="float" office:value="1.855398059" calcext:value-type="float">
            <text:p>1,855398059</text:p>
          </table:table-cell>
          <table:table-cell table:style-name="ce3" table:formula="of:=([.E11]-[.E10])/[.E10]" office:value-type="float" office:value="0.00100742541492166" calcext:value-type="float">
            <text:p>0,001007425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3911" calcext:value-type="float">
            <text:p>153911</text:p>
          </table:table-cell>
          <table:table-cell office:value-type="float" office:value="454.1647339" calcext:value-type="float">
            <text:p>454,1647339</text:p>
          </table:table-cell>
          <table:table-cell office:value-type="float" office:value="0.000000000007295930353" calcext:value-type="float">
            <text:p>7,30E-012</text:p>
          </table:table-cell>
          <table:table-cell office:value-type="float" office:value="1.662498713" calcext:value-type="float">
            <text:p>1,66249871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3911" calcext:value-type="float">
            <text:p>153911</text:p>
          </table:table-cell>
          <table:table-cell office:value-type="float" office:value="454.7878113" calcext:value-type="float">
            <text:p>454,7878113</text:p>
          </table:table-cell>
          <table:table-cell office:value-type="float" office:value="0.000000000004036855485" calcext:value-type="float">
            <text:p>4,04E-012</text:p>
          </table:table-cell>
          <table:table-cell office:value-type="float" office:value="1.664138675" calcext:value-type="float">
            <text:p>1,664138675</text:p>
          </table:table-cell>
          <table:table-cell table:formula="of:=([.E13]-[.E12])/[.E12]" office:value-type="float" office:value="0.000986444071911789" calcext:value-type="float">
            <text:p>0,000986444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4590" calcext:value-type="float">
            <text:p>154590</text:p>
          </table:table-cell>
          <table:table-cell office:value-type="float" office:value="719.9942017" calcext:value-type="float">
            <text:p>719,9942017</text:p>
          </table:table-cell>
          <table:table-cell office:value-type="float" office:value="0.00000000008380924427" calcext:value-type="float">
            <text:p>8,38E-011</text:p>
          </table:table-cell>
          <table:table-cell office:value-type="float" office:value="1.513705969" calcext:value-type="float">
            <text:p>1,51370596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4590" calcext:value-type="float">
            <text:p>154590</text:p>
          </table:table-cell>
          <table:table-cell office:value-type="float" office:value="949.1931763" calcext:value-type="float">
            <text:p>949,1931763</text:p>
          </table:table-cell>
          <table:table-cell office:value-type="float" office:value="0.00000000008685256681" calcext:value-type="float">
            <text:p>8,69E-011</text:p>
          </table:table-cell>
          <table:table-cell office:value-type="float" office:value="1.516110659" calcext:value-type="float">
            <text:p>1,516110659</text:p>
          </table:table-cell>
          <table:table-cell table:formula="of:=([.E15]-[.E14])/[.E14]" office:value-type="float" office:value="0.00158861103097103" calcext:value-type="float">
            <text:p>0,0015886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5266" calcext:value-type="float">
            <text:p>155266</text:p>
          </table:table-cell>
          <table:table-cell office:value-type="float" office:value="948.7268066" calcext:value-type="float">
            <text:p>948,7268066</text:p>
          </table:table-cell>
          <table:table-cell office:value-type="float" office:value="0.0000000005115620705" calcext:value-type="float">
            <text:p>5,12E-010</text:p>
          </table:table-cell>
          <table:table-cell office:value-type="float" office:value="1.39267087" calcext:value-type="float">
            <text:p>1,3926708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5266" calcext:value-type="float">
            <text:p>155266</text:p>
          </table:table-cell>
          <table:table-cell office:value-type="float" office:value="949.0598755" calcext:value-type="float">
            <text:p>949,0598755</text:p>
          </table:table-cell>
          <table:table-cell office:value-type="float" office:value="0.0000000006661111107" calcext:value-type="float">
            <text:p>6,66E-010</text:p>
          </table:table-cell>
          <table:table-cell office:value-type="float" office:value="1.395917892" calcext:value-type="float">
            <text:p>1,395917892</text:p>
          </table:table-cell>
          <table:table-cell table:formula="of:=([.E17]-[.E16])/[.E16]" office:value-type="float" office:value="0.00233150708465672" calcext:value-type="float">
            <text:p>0,002331507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6019" calcext:value-type="float">
            <text:p>156019</text:p>
          </table:table-cell>
          <table:table-cell office:value-type="float" office:value="1163.149048" calcext:value-type="float">
            <text:p>1163,149048</text:p>
          </table:table-cell>
          <table:table-cell office:value-type="float" office:value="0.000000001980173803" calcext:value-type="float">
            <text:p>1,98E-009</text:p>
          </table:table-cell>
          <table:table-cell office:value-type="float" office:value="1.294416308" calcext:value-type="float">
            <text:p>1,29441630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6019" calcext:value-type="float">
            <text:p>156019</text:p>
          </table:table-cell>
          <table:table-cell office:value-type="float" office:value="1270.248901" calcext:value-type="float">
            <text:p>1270,248901</text:p>
          </table:table-cell>
          <table:table-cell office:value-type="float" office:value="0.000000002812036604" calcext:value-type="float">
            <text:p>2,81E-009</text:p>
          </table:table-cell>
          <table:table-cell office:value-type="float" office:value="1.297062755" calcext:value-type="float">
            <text:p>1,297062755</text:p>
          </table:table-cell>
          <table:table-cell table:style-name="ce3" table:formula="of:=([.E19]-[.E18])/[.E18]" office:value-type="float" office:value="0.00204450993366197" calcext:value-type="float">
            <text:p>0,002044509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6896" calcext:value-type="float">
            <text:p>156896</text:p>
          </table:table-cell>
          <table:table-cell office:value-type="float" office:value="1673.949463" calcext:value-type="float">
            <text:p>1673,949463</text:p>
          </table:table-cell>
          <table:table-cell office:value-type="float" office:value="0.000000008038571586" calcext:value-type="float">
            <text:p>8,04E-009</text:p>
          </table:table-cell>
          <table:table-cell office:value-type="float" office:value="1.209076285" calcext:value-type="float">
            <text:p>1,20907628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6896" calcext:value-type="float">
            <text:p>156896</text:p>
          </table:table-cell>
          <table:table-cell office:value-type="float" office:value="1826.727295" calcext:value-type="float">
            <text:p>1826,727295</text:p>
          </table:table-cell>
          <table:table-cell office:value-type="float" office:value="0.000000003023581163" calcext:value-type="float">
            <text:p>3,02E-009</text:p>
          </table:table-cell>
          <table:table-cell office:value-type="float" office:value="1.21248138" calcext:value-type="float">
            <text:p>1,21248138</text:p>
          </table:table-cell>
          <table:table-cell table:style-name="ce3" table:formula="of:=([.E21]-[.E20])/[.E20]" office:value-type="float" office:value="0.002816278048163" calcext:value-type="float">
            <text:p>0,00281627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7798" calcext:value-type="float">
            <text:p>157798</text:p>
          </table:table-cell>
          <table:table-cell office:value-type="float" office:value="2236.519043" calcext:value-type="float">
            <text:p>2236,519043</text:p>
          </table:table-cell>
          <table:table-cell office:value-type="float" office:value="0.00000002057773862" calcext:value-type="float">
            <text:p>2,06E-008</text:p>
          </table:table-cell>
          <table:table-cell office:value-type="float" office:value="1.142064929" calcext:value-type="float">
            <text:p>1,14206492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64991971257048" calcext:value-type="float">
            <text:p>0,00164991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19:11.033495954</dc:date>
    <meta:document-statistic meta:table-count="1" meta:cell-count="121" meta:object-count="0"/>
    <meta:generator>LibreOffice/4.1.5.3$Linux_X86_64 LibreOffice_project/410m0$Build-3</meta:generator>
  </office:meta>
</office:document-meta>
</file>